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fo:font-size="14pt" officeooo:rsid="00063ba3" officeooo:paragraph-rsid="00063ba3" style:font-size-asian="14pt" style:font-size-complex="14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font-size="14pt" officeooo:paragraph-rsid="00063ba3" style:font-size-asian="14pt" style:font-size-complex="14pt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font-size="14pt" officeooo:paragraph-rsid="00069106" style:font-size-asian="14pt" style:font-size-complex="14pt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ize="14pt" officeooo:rsid="00069106" officeooo:paragraph-rsid="00069106" style:font-size-asian="14pt" style:font-size-complex="14pt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4pt" officeooo:paragraph-rsid="000860ed" style:font-size-asian="14pt" style:font-size-complex="14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ize="14pt" officeooo:rsid="000860ed" officeooo:paragraph-rsid="000860ed" style:font-size-asian="14pt" style:font-size-complex="14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size="14pt" officeooo:rsid="00063ba3" officeooo:paragraph-rsid="00063ba3" style:font-size-asian="14pt" style:font-size-complex="14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size="14pt" officeooo:rsid="00063ba3" officeooo:paragraph-rsid="000992ef" style:font-size-asian="14pt" style:font-size-complex="14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ize="14pt" officeooo:paragraph-rsid="00063ba3" style:font-size-asian="14pt" style:font-size-complex="14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ize="14pt" officeooo:paragraph-rsid="000992ef" style:font-size-asian="14pt" style:font-size-complex="14pt"/>
    </style:style>
    <style:style style:name="T1" style:family="text">
      <style:text-properties officeooo:rsid="00063ba3"/>
    </style:style>
    <style:style style:name="T2" style:family="text">
      <style:text-properties officeooo:rsid="00069106"/>
    </style:style>
    <style:style style:name="T3" style:family="text">
      <style:text-properties officeooo:rsid="000860e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1.</text:p>
        <text:p text:style-name="P10"><text:span text:style-name="T1">1) </text:span>Introduction to Computer Memory</text:p>
        <text:p text:style-name="P10"><text:span text:style-name="T1">2) </text:span>Computer Memory: Primitives</text:p>
        <text:p text:style-name="P10"><text:span text:style-name="T1">3) Computer Memory: References And Null</text:span></text:p>
        <text:p text:style-name="P2"/>
        <text:p text:style-name="P1">2.</text:p>
        <text:p text:style-name="P10"><text:span text:style-name="T1">1) </text:span>Files, Packages, Classes, Methods</text:p>
        <text:p text:style-name="P10"><text:span text:style-name="T1">2) </text:span>Method Signatures</text:p>
        <text:p text:style-name="P8">3) Data Types, Variables</text:p>
        <text:p text:style-name="P2"/>
        <text:p text:style-name="P1">3.</text:p>
        <text:p text:style-name="P10"><text:span text:style-name="T1">1) </text:span>The "return" statement</text:p>
        <text:p text:style-name="P10"><text:span text:style-name="T1">2) </text:span>The if Statement</text:p>
        <text:p text:style-name="P10"><text:span text:style-name="T1">3) </text:span>else/elseif</text:p>
        <text:p text:style-name="P10"><text:span text:style-name="T1">4) </text:span>The "for" loop</text:p>
        <text:p text:style-name="P10"><text:span text:style-name="T2">5) </text:span>Nested for loops</text:p>
        <text:p text:style-name="P10"><text:span text:style-name="T2">6) </text:span>The "while" loop</text:p>
        <text:p text:style-name="P10"><text:span text:style-name="T2">7) </text:span>The "break" and "continue" statements</text:p>
        <text:p text:style-name="P10"><text:span text:style-name="T2">8) </text:span>The "switch" statement</text:p>
        <text:p text:style-name="P10"><text:span text:style-name="T2">9) </text:span>Compiling and Debugging</text:p>
        <text:p text:style-name="P10"><text:span text:style-name="T2">10) </text:span>Stack Versus Heap</text:p>
        <text:p text:style-name="P2"/>
        <text:p text:style-name="P1">4.</text:p>
        <text:p text:style-name="P10"><text:span text:style-name="T1">1) </text:span>Arrays, Lists, <text:span text:style-name="T1">Sets, Maps</text:span></text:p>
        <text:p text:style-name="P10"><text:span text:style-name="T1">2) </text:span>Objects and "new"</text:p>
        <text:p text:style-name="P10"><text:span text:style-name="T1">3) </text:span>Constructors and Allocation</text:p>
        <text:p text:style-name="P10"><text:span text:style-name="T1">4) Garbage Collection and "null"</text:span></text:p>
        <text:p text:style-name="P3"/>
        <text:p text:style-name="P4"/>
        <text:p text:style-name="P4">5.</text:p>
        <text:p text:style-name="P3"><text:span text:style-name="T2">1) </text:span>Encapsulation and Thisness</text:p>
        <text:p text:style-name="P3"><text:span text:style-name="T2">2) </text:span>Scope and Accessibility Keywords</text:p>
        <text:p text:style-name="P3"><text:span text:style-name="T2">3) </text:span>Setters, Getters and Autogeneration</text:p>
        <text:p text:style-name="P3"><text:span text:style-name="T2">4) </text:span>Inheritance, Polymorphism, "@Overide" and "super"</text:p>
        <text:p text:style-name="P3"><text:span text:style-name="T2">5) </text:span>The "static" and "final" keywords</text:p>
        <text:p text:style-name="P5"><text:span text:style-name="T3">6) </text:span>Using Enhanced for loops (for each loops) In Collections</text:p>
        <text:p text:style-name="P5"><text:span text:style-name="T3">7) </text:span>Abstract Classes</text:p>
        <text:p text:style-name="P5"><text:span text:style-name="T3">8) </text:span>Interfaces</text:p>
        <text:p text:style-name="P5"><text:span text:style-name="T3">9) </text:span>Callbacks With Interfaces</text:p>
        <text:p text:style-name="P5"><text:span text:style-name="T3">10) </text:span>Typecasting</text:p>
        <text:p text:style-name="P5"><text:span text:style-name="T3">11) </text:span>Generics</text:p>
        <text:p text:style-name="P5"/>
        <text:p text:style-name="P6">6.</text:p>
        <text:p text:style-name="P5"><text:span text:style-name="T3">1) </text:span>Mobile Design Principles</text:p>
        <text:p text:style-name="P5"><text:span text:style-name="T3">2) </text:span>XML Basics</text:p>
        <text:p text:style-name="P5"><text:span text:style-name="T3">3) </text:span>Introduction to Layouts</text:p>
        <text:p text:style-name="P5"><text:span text:style-name="T3">4) </text:span>Margins and Padding</text:p>
        <text:p text:style-name="P5"><text:span text:style-name="T3">5) </text:span>Gravity and Layout Gravity</text:p>
        <text:p text:style-name="P5"><text:span text:style-name="T3">6) </text:span>Event Listeners Using Anonymous Classes</text:p>
        <text:p text:style-name="P5"><text:span text:style-name="T3">7) </text:span>Activities and Intent Basics</text:p>
        <text:p text:style-name="P5"><text:span text:style-name="T3">8) </text:span>The Activity Lifecycle</text:p>
        <text:p text:style-name="P5"><text:span text:style-name="T3">9) </text:span>Passing Data With Intents</text:p>
        <text:p text:style-name="P5"><text:span text:style-name="T3">10) </text:span>Intent Filters and Implicit Intents</text:p>
        <text:p text:style-name="P4"/>
        <text:p text:style-name="P3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00:38:13.110800569</meta:creation-date>
    <dc:date>2017-09-12T01:42:51.038676933</dc:date>
    <meta:editing-duration>PT2H3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7" meta:word-count="186" meta:character-count="1148" meta:non-whitespace-character-count="1009"/>
  </office:meta>
</office:document-meta>
</file>